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pple-system" svg:font-family="apple-system, BlinkMacSystemFont, 'Segoe UI', Helvetica, Arial, sans-serif, 'Apple Color Emoji', 'Segoe UI Emoji'" style:font-family-generic="roman" style:font-pitch="variable"/>
    <style:font-face style:name="Liberation Serif1" svg:font-family="'Liberation Serif'" style:font-family-generic="swiss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9.5pt" fo:letter-spacing="normal" fo:font-style="normal" fo:font-weight="bold" style:font-name-asian="Noto Serif CJK SC" style:font-size-asian="9.5pt" style:font-style-asian="normal" style:font-weight-asian="bold" style:font-name-complex="Lohit Devanagari" style:font-size-complex="12pt" style:font-weight-complex="bold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Text_20_body" style:list-style-name="WWNum3"/>
    <style:style style:name="P6" style:family="paragraph" style:parent-style-name="Text_20_body" style:list-style-name="WWNum4"/>
    <style:style style:name="P7" style:family="paragraph" style:parent-style-name="Text_20_body" style:list-style-name="WWNum5"/>
    <style:style style:name="P8" style:family="paragraph" style:parent-style-name="Text_20_body">
      <style:paragraph-properties fo:margin-left="0in" fo:margin-right="0in" fo:margin-top="0in" fo:margin-bottom="0.1335in" loext:contextual-spacing="false" fo:orphans="2" fo:widows="2" fo:text-indent="0in" style:auto-text-indent="false"/>
    </style:style>
    <style:style style:name="P9" style:family="paragraph" style:parent-style-name="Text_20_body" style:list-style-name="WWNum2">
      <style:paragraph-properties fo:margin-left="0.9819in" fo:margin-right="0in" fo:margin-top="0in" fo:margin-bottom="0in" loext:contextual-spacing="false" fo:orphans="2" fo:widows="2" fo:text-indent="0in" style:auto-text-indent="false">
        <style:tab-stops>
          <style:tab-stop style:position="0in"/>
        </style:tab-stops>
      </style:paragraph-properties>
    </style:style>
    <style:style style:name="P10" style:family="paragraph" style:parent-style-name="Text_20_body" style:list-style-name="">
      <style:paragraph-properties fo:margin-left="0.9819in" fo:margin-right="0in" fo:margin-top="0in" fo:margin-bottom="0.1335in" loext:contextual-spacing="false" fo:orphans="2" fo:widows="2" fo:text-indent="0in" style:auto-text-indent="false"/>
    </style:style>
    <style:style style:name="P11" style:family="paragraph" style:parent-style-name="Text_20_body" style:list-style-name="">
      <style:paragraph-properties fo:margin-left="0.9925in" fo:margin-right="0in" fo:text-indent="0in" style:auto-text-indent="false"/>
    </style:style>
    <style:style style:name="P12" style:family="paragraph" style:parent-style-name="Text_20_body">
      <style:paragraph-properties fo:margin-left="0in" fo:margin-right="0in" fo:text-indent="0in" style:auto-text-indent="false"/>
    </style:style>
    <style:style style:name="P13" style:family="paragraph" style:parent-style-name="Heading_20_4" style:list-style-name="WWNum0">
      <style:paragraph-properties fo:text-align="start" style:justify-single-word="false"/>
    </style:style>
    <style:style style:name="P14" style:family="paragraph" style:parent-style-name="Heading_20_4" style:list-style-name="WWNum0"/>
    <style:style style:name="P15" style:family="paragraph" style:parent-style-name="Heading_20_4" style:list-style-name="WWNum0">
      <style:paragraph-properties fo:margin-left="0in" fo:margin-right="0in" fo:margin-top="0.2in" fo:margin-bottom="0.1335in" loext:contextual-spacing="false" fo:line-height="125%" fo:orphans="2" fo:widows="2" fo:text-indent="0in" style:auto-text-indent="false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24292e" style:font-name="apple-system" fo:font-size="9.5pt" fo:letter-spacing="normal" fo:font-style="normal" fo:font-weight="bold" style:font-size-asian="9.5pt" style:font-style-asian="normal" style:font-weight-asian="bold"/>
    </style:style>
    <style:style style:name="T4" style:family="text">
      <style:text-properties fo:font-variant="normal" fo:text-transform="none" fo:color="#24292e" style:font-name="apple-system" fo:font-size="9.5pt" fo:letter-spacing="normal" fo:font-style="normal" fo:font-weight="bold" style:font-name-asian="Noto Serif CJK SC" style:font-size-asian="9.5pt" style:font-style-asian="normal" style:font-weight-asian="bold" style:font-name-complex="Lohit Devanagari" style:font-size-complex="12pt" style:font-weight-complex="bold"/>
    </style:style>
    <style:style style:name="T5" style:family="text">
      <style:text-properties fo:font-variant="normal" fo:text-transform="none" fo:color="#24292e" style:font-name="apple-system" fo:font-size="9.5pt" fo:letter-spacing="normal" fo:font-style="normal" fo:font-weight="normal" style:font-size-asian="9.5pt" style:font-style-asian="normal" style:font-weight-asian="normal"/>
    </style:style>
    <style:style style:name="T6" style:family="text">
      <style:text-properties fo:font-variant="normal" fo:text-transform="none" fo:color="#24292e" style:font-name="apple-system" fo:font-size="9.5pt" fo:letter-spacing="normal" fo:font-style="normal" fo:font-weight="normal" style:font-size-asian="9.5pt" style:font-style-asian="normal" style:font-weight-asian="normal" fo:background-color="#ffffff"/>
    </style:style>
    <style:style style:name="T7" style:family="text">
      <style:text-properties fo:font-variant="normal" fo:text-transform="none" fo:color="#24292e" style:font-name="apple-system" fo:font-size="9.5pt" fo:letter-spacing="normal" fo:font-style="normal" fo:font-weight="normal" style:font-name-asian="Noto Serif CJK SC" style:font-size-asian="9.5pt" style:font-style-asian="normal" style:font-weight-asian="normal" style:font-name-complex="Lohit Devanagari" style:font-size-complex="12pt" style:font-weight-complex="normal" fo:background-color="#ffffff"/>
    </style:style>
    <style:style style:name="T8" style:family="text">
      <style:text-properties fo:font-variant="normal" fo:text-transform="none" fo:color="#24292e" style:font-name="apple-system" fo:font-size="9.5pt" fo:letter-spacing="normal" fo:font-style="normal" fo:font-weight="normal" style:font-name-asian="Noto Serif CJK SC" style:font-size-asian="9.5pt" style:font-style-asian="normal" style:font-weight-asian="normal" style:font-name-complex="Lohit Devanagari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Messenger</text:span></text:p>
      <text:p text:style-name="P2"/>
      <text:p text:style-name="P1"><text:span text:style-name="T2">Проект подразумевает под собой наличие front- и back-end. </text:span></text:p>
      <text:p text:style-name="P1"><text:span text:style-name="T2">Front-end: оболочка на java script для пользователя, позволяющая:</text:span></text:p>
      <text:h text:style-name="P13" text:outline-level="4"><text:span text:style-name="T3">1. Аутентификация</text:span></text:h>
      <text:p text:style-name="P8"><text:span text:style-name="T5"><text:tab/>Пользователь может войти в систему по своему логину и паролю</text:span></text:p>
      <text:h text:style-name="P15" text:outline-level="4"><text:span text:style-name="T3">2. Просмотр и редактирование профиля</text:span></text:h>
      <text:p text:style-name="P8"><text:span text:style-name="T5"><text:tab/>Пользователь может просмотреть и </text:span><text:span text:style-name="T6">отредактировать</text:span><text:span text:style-name="T5"> свой профиль, в котором содержится следующая информация:</text:span></text:p>
      <text:list xml:id="list1225382757" text:style-name="WWNum2">
        <text:list-item>
          <text:list>
            <text:list-item>
              <text:p text:style-name="P9"><text:span text:style-name="T5">ФИО </text:span></text:p>
            </text:list-item>
            <text:list-item>
              <text:p text:style-name="P9"><text:span text:style-name="T5">E-mail </text:span></text:p>
            </text:list-item>
            <text:list-item>
              <text:p text:style-name="P9"><text:span text:style-name="T5">Фото</text:span></text:p>
            </text:list-item>
          </text:list>
        </text:list-item>
      </text:list>
      <text:p text:style-name="P10"><text:span text:style-name="T5">...мб еще что-то?</text:span></text:p>
      <text:h text:style-name="P15" text:outline-level="4"><text:span text:style-name="T3">3. Просмотр профилей</text:span></text:h>
      <text:p text:style-name="P8"><text:span text:style-name="T5"><text:tab/>Помимо своего личного профиля, пользователь также может просматривать профили других пользователей системы из списка контактов</text:span></text:p>
      <text:h text:style-name="P14" text:outline-level="4"><text:span text:style-name="T4">4. Добавление и поиск контактов</text:span></text:h>
      <text:p text:style-name="Text_20_body"><text:span text:style-name="T4"><text:tab/></text:span><text:span text:style-name="T7">При нажатии на кнопку “Создать чат” можно выбирать новые контакты и начать общение с ними.</text:span></text:p>
      <text:h text:style-name="P14" text:outline-level="4"><text:span text:style-name="T4">5. Переписка</text:span></text:h>
      <text:list xml:id="list562272965" text:style-name="WWNum3">
        <text:list-item>
          <text:p text:style-name="P5"><text:span text:style-name="T8">Пользователь может написать и отправить сообщение любому из списка контактов</text:span></text:p>
        </text:list-item>
        <text:list-item>
          <text:p text:style-name="P5"><text:span text:style-name="T8">Пользователь может посмотреть историю сообщений с данным пользователем</text:span></text:p>
        </text:list-item>
        <text:list-item>
          <text:p text:style-name="P5"><text:span text:style-name="T8">Пользователь может открывать несколько окон чатов</text:span></text:p>
        </text:list-item>
        <text:list-item>
          <text:p text:style-name="P5"><text:span text:style-name="T8">Пользователь может переключаться между окнами чатов</text:span></text:p>
        </text:list-item>
      </text:list>
      <text:h text:style-name="P14" text:outline-level="4">6. Окно чата</text:h>
      <text:list xml:id="list4118417981" text:style-name="WWNum4">
        <text:list-item>
          <text:p text:style-name="P6">Содерижит информацию <text:s/>о пользователях (имя), которые ведут переписку</text:p>
        </text:list-item>
        <text:list-item>
          <text:p text:style-name="P6">Имеет место для двух фотографий пользователей (оно может быть пустое в случае, когда пользователь не выбрал аватар)</text:p>
        </text:list-item>
      </text:list>
      <text:p text:style-name="P11"/>
      <text:p text:style-name="P11"/>
      <text:p text:style-name="P12"/>
      <text:p text:style-name="P12"/>
      <text:p text:style-name="P12">Back-end: </text:p>
      <text:p text:style-name="P12">Написанный на python back-end будет позволять выполнять все выше указанные операции. Также будет осуществено подключение к базе postgres, где будут хранится все необходимые данные.</text:p>
      <text:p text:style-name="P12"><text:soft-page-break/></text:p>
      <text:p text:style-name="P12">Таблицы базы данных:</text:p>
      <text:list xml:id="list720053542" text:style-name="WWNum5">
        <text:list-item>
          <text:p text:style-name="P7">user(id, avatar)</text:p>
        </text:list-item>
        <text:list-item>
          <text:p text:style-name="P7">member(user_id, char, new_messages, last_read_message)</text:p>
        </text:list-item>
        <text:list-item>
          <text:p text:style-name="P7">chat(is_group_chat, topic, last_message)</text:p>
        </text:list-item>
        <text:list-item>
          <text:p text:style-name="P7">message(chat_id, user_id, content, added_at)</text:p>
        </text:list-item>
      </text:list>
      <text:p text:style-name="Text_20_body">скорее всего будут добавлены еще таблицы</text:p>
      <text:p text:style-name="P12"/>
      <text:p text:style-name="Text_20_body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pple-system" svg:font-family="apple-system, BlinkMacSystemFont, 'Segoe UI', Helvetica, Arial, sans-serif, 'Apple Color Emoji', 'Segoe UI Emoji'" style:font-family-generic="roman" style:font-pitch="variable"/>
    <style:font-face style:name="Liberation Serif1" svg:font-family="'Liberation Serif'" style:font-family-generic="swiss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1" fo:font-family="'Liberation Serif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1" fo:font-family="'Liberation Serif'" style:font-family-generic="swiss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="apple-system" fo:font-family="apple-system, BlinkMacSystemFont, 'Segoe UI', Helvetica, Arial, sans-serif, 'Apple Color Emoji', 'Segoe UI Emoji'" style:font-family-generic="roman" style:font-pitch="variable" fo:font-size="9.5pt" fo:font-weight="normal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apple-system" fo:font-family="apple-system, BlinkMacSystemFont, 'Segoe UI', Helvetica, Arial, sans-serif, 'Apple Color Emoji', 'Segoe UI Emoji'" style:font-family-generic="roman" style:font-pitch="variable" fo:font-size="9.5pt" fo:font-weight="normal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nothing" fo:margin-left="0.4909in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nothing" fo:margin-left="0.9819in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8:01:47</meta:creation-date>
    <dc:language>en-US</dc:language>
    <dc:date>2020-01-02T19:13:50</dc:date>
    <meta:editing-cycles>3</meta:editing-cycles>
    <meta:editing-duration>PT16M</meta:editing-duration>
    <meta:generator>LibreOffice/6.1.5.2$Linux_X86_64 LibreOffice_project/10$Build-2</meta:generator>
    <meta:document-statistic meta:table-count="0" meta:image-count="0" meta:object-count="0" meta:page-count="2" meta:paragraph-count="31" meta:word-count="210" meta:character-count="1523" meta:non-whitespace-character-count="1348"/>
  </office:meta>
</office:document-meta>
</file>